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NimbusMonL-Regu" svg:font-family="NimbusMonL-Regu"/>
    <style:font-face style:name="Tahoma1" svg:font-family="Tahoma"/>
    <style:font-face style:name="URWPalladioL-Bold" svg:font-family="URWPalladioL-Bold"/>
    <style:font-face style:name="URWPalladioL-Roma" svg:font-family="URWPalladioL-Roma"/>
    <style:font-face style:name="URWPalladioL-Roma-Slant_167" svg:font-family="URWPalladioL-Roma-Slant_167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style:font-name="URWPalladioL-Roma" fo:font-size="25pt" style:font-name-asian="URWPalladioL-Roma" style:font-size-asian="25pt" style:font-name-complex="URWPalladioL-Roma" style:font-size-complex="25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URWPalladioL-Roma" fo:font-size="10pt" style:font-name-asian="URWPalladioL-Roma" style:font-size-asian="10pt" style:font-name-complex="URWPalladioL-Roma" style:font-size-complex="10pt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URWPalladioL-Roma" fo:font-size="12pt" style:font-name-asian="URWPalladioL-Roma" style:font-size-asian="12pt" style:font-name-complex="URWPalladioL-Roma" style:font-size-complex="12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URWPalladioL-Roma" fo:font-size="11pt" style:font-name-asian="URWPalladioL-Roma" style:font-size-asian="11pt" style:font-name-complex="URWPalladioL-Roma" style:font-size-complex="11pt"/>
    </style:style>
    <style:style style:name="P5" style:family="paragraph" style:parent-style-name="Standard">
      <style:paragraph-properties fo:text-align="start" style:justify-single-word="false" fo:break-before="page" style:text-autospace="none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4">
      <style:text-properties fo:font-size="11pt" style:font-size-asian="11pt" style:font-size-complex="11pt"/>
    </style:style>
    <style:style style:name="P14" style:family="paragraph" style:parent-style-name="Text_20_body" style:list-style-name="L4">
      <style:paragraph-properties fo:margin-left="0.4925in" fo:margin-right="0in" fo:text-indent="0in" style:auto-text-indent="false"/>
    </style:style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 style:list-style-name="L8"/>
    <style:style style:name="P19" style:family="paragraph" style:parent-style-name="Text_20_body" style:list-style-name="L9"/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left="0.4925in" fo:margin-right="0in" fo:text-indent="0in" style:auto-text-indent="false"/>
    </style:style>
    <style:style style:name="P22" style:family="paragraph" style:parent-style-name="Text_20_body" style:list-style-name="L11"/>
    <style:style style:name="P23" style:family="paragraph" style:parent-style-name="Preformatted_20_Text">
      <style:paragraph-properties fo:margin-top="0in" fo:margin-bottom="0.1965in"/>
    </style:style>
    <style:style style:name="P24" style:family="paragraph" style:parent-style-name="Text_20_body">
      <style:text-properties style:font-name="NimbusMonL-Regu" fo:font-size="11pt" style:font-name-asian="NimbusMonL-Regu" style:font-size-asian="11pt" style:font-name-complex="NimbusMonL-Regu" style:font-size-complex="11pt"/>
    </style:style>
    <style:style style:name="T1" style:family="text">
      <style:text-properties style:font-name="URWPalladioL-Roma" fo:font-size="11pt" fo:font-weight="bold" style:font-name-asian="URWPalladioL-Roma" style:font-size-asian="11pt" style:font-weight-asian="bold" style:font-name-complex="URWPalladioL-Roma" style:font-size-complex="11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font-name="NimbusMonL-Regu" fo:font-size="11pt" style:font-name-asian="NimbusMonL-Regu" style:font-size-asian="11pt" style:font-name-complex="NimbusMonL-Regu" style:font-size-complex="11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0" fo:column-gap="0in"/>
      </style:section-properties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Einstein Platform</text:p>
      <text:p text:style-name="P1">User’s Manual</text:p>
      <text:p text:style-name="P2"/>
      <text:p text:style-name="P2">For Open Einstein 2007.7 for MS-Windows</text:p>
      <text:p text:style-name="P2"/>
      <text:p text:style-name="P2"/>
      <text:p text:style-name="P3">August 17, 2007</text:p>
      <text:p text:style-name="P3"/>
      <text:p text:style-name="P4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">1 Introduction<text:tab/>3</text:p>
          <text:p text:style-name="P6">2 Requirements<text:tab/>4</text:p>
          <text:p text:style-name="P6">3 Extraction of the ROM from your Newton<text:tab/>5</text:p>
          <text:p text:style-name="P7">3.1 Hammer/Newtsbug (serial line)<text:tab/>5</text:p>
          <text:p text:style-name="P7">3.2 ROM Dumper (TCP/IP)<text:tab/>5</text:p>
          <text:p text:style-name="P6">4 Einstein on MS-Windows<text:tab/>7</text:p>
          <text:p text:style-name="P6">5 Developer notes<text:tab/>8</text:p>
          <text:p text:style-name="P7">5.1 Compiling and porting Einstein<text:tab/>8</text:p>
          <text:p text:style-name="P7">5.2 Relativity Developer Guide<text:tab/>8</text:p>
          <text:p text:style-name="P6">6 Known problems<text:tab/>9</text:p>
          <text:p text:style-name="P6">7 Changes History<text:tab/>10</text:p>
          <text:p text:style-name="P7">9/07/07 Einstein Platform 2007.7<text:tab/>10</text:p>
          <text:p text:style-name="P7">5/31/06 Einstein Platform 2006.6<text:tab/>10</text:p>
          <text:p text:style-name="P7">1/14/06 Einstein Platform Beta<text:tab/>10</text:p>
          <text:p text:style-name="P6">8 License<text:tab/>11</text:p>
        </text:index-body>
      </text:table-of-content>
      <text:p text:style-name="Text_20_body"><text:span text:style-name="T1"/></text:p>
      <text:p text:style-name="P8"/>
      <text:h text:style-name="P9" text:outline-level="1">1 Introduction</text:h>
      <text:p text:style-name="Text_20_body">Einstein Platform is a way to transform a computer in a next-generation Newton N2 (MP2x00, eMate 300).</text:p>
      <text:p text:style-name="Text_20_body">Einstein is a project to unchain NewtonOS from existing hardware. More information can be found on</text:p>
      <text:p text:style-name="Text_20_body"><text:span text:style-name="T2">the Einstein Project home page: </text:span><text:a xlink:type="simple" xlink:href="http://kallisys.com/newton/einstein"><text:span text:style-name="T3">http://kallisys.com/newton/einstein</text:span></text:a><text:span text:style-name="T4"> </text:span><text:span text:style-name="T2">and on the OpenEinstein</text:span></text:p>
      <text:p text:style-name="Text_20_body"><text:span text:style-name="T2">page on Google Code: </text:span><text:a xlink:type="simple" xlink:href="http://code.google.com/p/einstein"><text:span text:style-name="T3">http://code.google.com/p/einstein</text:span></text:a><text:span text:style-name="T2"> </text:span></text:p>
      <text:p text:style-name="Text_20_body"><text:span text:style-name="T2"/></text:p>
      <text:h text:style-name="P9" text:outline-level="1">2 Requirements</text:h>
      <text:p text:style-name="Text_20_body">Einstein Platform currently runs on the following machines :</text:p>
      <text:list text:style-name="L2">
        <text:list-item>
          <text:p text:style-name="P10"><text:span text:style-name="T2">Arm-linux PDAs with X11.</text:span></text:p>
        </text:list-item>
        <text:list-item>
          <text:p text:style-name="P10"><text:span text:style-name="T2">Nokia Internet tablets 770 and 880.</text:span></text:p>
        </text:list-item>
        <text:list-item>
          <text:p text:style-name="P10"><text:span text:style-name="T2">Mac G4/G5 computers with 10.3.9 or higher.</text:span></text:p>
        </text:list-item>
        <text:list-item>
          <text:p text:style-name="P10"><text:span text:style-name="T2">Mac Intel computers with 10.4.6 or higher.</text:span></text:p>
        </text:list-item>
        <text:list-item>
          <text:p text:style-name="P10"><text:span text:style-name="T2">MS-Windows computers with Windows XP and higher.</text:span></text:p>
        </text:list-item>
      </text:list>
      <text:p text:style-name="Text_20_body">Einstein Platform requires about 40 MB of storage.</text:p>
      <text:list text:style-name="L3">
        <text:list-item>
          <text:p text:style-name="P11"><text:span text:style-name="T2">Einstein Platform requires an MP2x00 US, an MP2x00 D or an eMate 300 ROM image.</text:span></text:p>
        </text:list-item>
      </text:list>
      <text:p text:style-name="Text_20_body">Instructions about how to extract the ROM are available in the next section.</text:p>
      <text:p text:style-name="Text_20_body">PLEASE DO NOT ASK ME FOR A ROM FILE. I will not provide you with any. NewtonOS ROM is copyright by Apple Computer, Inc and licensors.</text:p>
      <text:p text:style-name="Text_20_body"><text:span text:style-name="T2"/></text:p>
      <text:h text:style-name="P9" text:outline-level="1">3 Extraction of the ROM from your Newton</text:h>
      <text:p text:style-name="Text_20_body">Two methods are available: via a serial line or via TCP/IP (i.e. via an Ethernet access).</text:p>
      <text:h text:style-name="Heading_20_2" text:outline-level="2">3.1 Hammer/Newtsbug (serial line)</text:h>
      <text:p text:style-name="Text_20_body">Using a low-level debugger such as Hammer or Newtsbug, you can make a dump of the memory. This is slow and works over the serial line. On MS-Windows machines, this method also requires a full installation of a Mac emulator like BasiliskII with full support for a serial port.</text:p>
      <text:p text:style-name="Text_20_body">Requirements:</text:p>
      <text:list text:style-name="L4">
        <text:list-item>
          <text:p text:style-name="P12"><text:span text:style-name="T2">A computer running in Classic or MacOS &lt; X, or an emulator which can communicate via serial port </text:span></text:p>
        </text:list-item>
        <text:list-item>
          <text:p text:style-name="P12"><text:span text:style-name="T2">Hammer or Newtsbug (they can be found on UNNA, </text:span><text:a xlink:type="simple" xlink:href="http://www.unna.org/"><text:span text:style-name="T3">http://www.unna.org/</text:span></text:a><text:span text:style-name="T2">)</text:span></text:p>
        </text:list-item>
        <text:list-item>
          <text:p text:style-name="P13">A serial connection between your Newton and the Mac:</text:p>
        </text:list-item>
        <text:list-item>
          <text:p text:style-name="P14"><text:span text:style-name="T2">a built-in serial port for computers booting in MacOS &lt; X</text:span></text:p>
        </text:list-item>
        <text:list-item>
          <text:p text:style-name="P14"><text:span text:style-name="T2">or a USB to Serial port adapter compatible with Classic.</text:span></text:p>
        </text:list-item>
      </text:list>
      <text:p text:style-name="Text_20_body">Steps:</text:p>
      <text:list text:style-name="L5">
        <text:list-item>
          <text:p text:style-name="P15"><text:span text:style-name="T2">Install Debugger Connection or Newtsbug Connection package on your Newton.</text:span></text:p>
        </text:list-item>
        <text:list-item>
          <text:p text:style-name="P15"><text:span text:style-name="T2">Plug the Newton with the Mac using the serial line.</text:span></text:p>
        </text:list-item>
        <text:list-item>
          <text:p text:style-name="P15"><text:span text:style-name="T2">Run Hammer or Newtsbug on the Mac.</text:span></text:p>
        </text:list-item>
        <text:list-item>
          <text:p text:style-name="P15">A standard get file dialog appears: choose the debugging image corresponding to your Newton (Senior</text:p>
        </text:list-item>
        <text:list-item>
          <text:p text:style-name="P15">CirrusNoDebug image, Senior DCirrusNoDebug image or Newt KNoDebug image for the MP2x00 US, MP2100 or eMate 300 respectively).</text:p>
        </text:list-item>
        <text:list-item>
          <text:p text:style-name="P15"><text:span text:style-name="T2">Tap the Debugger Connection or Newtsbug Connection package on your Newton and choose connect.</text:span></text:p>
        </text:list-item>
        <text:list-item>
          <text:p text:style-name="P15"><text:span text:style-name="T2">On the Mac, once the connection is established, choose Save Memory from the File menu.</text:span></text:p>
        </text:list-item>
        <text:list-item>
          <text:p text:style-name="P15"><text:span text:style-name="T2">Save memory between 0 and 00800000 (8 MB).</text:span></text:p>
        </text:list-item>
        <text:list-item>
          <text:p text:style-name="P15">Wait.</text:p>
        </text:list-item>
      </text:list>
      <text:h text:style-name="Heading_20_2" text:outline-level="2">3.2 ROM Dumper (TCP/IP)</text:h>
      <text:p text:style-name="Text_20_body">ROM Dumper is a faster approach but requires an internet connection between your Mac (or any Unix</text:p>
      <text:p text:style-name="Text_20_body">computer) and your Newton.</text:p>
      <text:p text:style-name="Text_20_body">Requirements</text:p>
      <text:list text:style-name="L6">
        <text:list-item>
          <text:p text:style-name="P16"><text:span text:style-name="T2">A working TCP/IP or Internet connection between your Newton and your Mac.</text:span></text:p>
        </text:list-item>
      </text:list>
      <text:p text:style-name="Text_20_body">Steps:</text:p>
      <text:list text:style-name="L7">
        <text:list-item>
          <text:p text:style-name="P17"><text:span text:style-name="T2">Install provided ROM Dumper package on your Newton.</text:span></text:p>
        </text:list-item>
        <text:list-item>
          <text:p text:style-name="P17"><text:span text:style-name="T2">Tap the ROM Dumper icon in the Extras Drawer.</text:span></text:p>
        </text:list-item>
        <text:list-item>
          <text:p text:style-name="P17"><text:span text:style-name="T2">Tap start.</text:span></text:p>
        </text:list-item>
        <text:list-item>
          <text:p text:style-name="P17"><text:span text:style-name="T2">If your Newton isn’t connected to the Internet yet, choose a connection method. It’s also the time to </text:span>insert your Ethernet/WiFi card.</text:p>
        </text:list-item>
        <text:list-item>
          <text:p text:style-name="P17"><text:span text:style-name="T2">Note the IP of the Newton (ROM Dumper mentions it).</text:span></text:p>
        </text:list-item>
        <text:list-item>
          <text:p text:style-name="P17"><text:span text:style-name="T2">Launch Einstein Platform (this description is for the MS-Windows version).</text:span></text:p>
        </text:list-item>
        <text:list-item>
          <text:p text:style-name="P17"><text:span text:style-name="T2">In the settings screen, choose ROM/Download... .</text:span></text:p>
        </text:list-item>
        <text:list-item>
          <text:p text:style-name="P17"><text:span text:style-name="T2">Type the IP address and port of your Newton.</text:span></text:p>
        </text:list-item>
        <text:list-item>
          <text:p text:style-name="P17"><text:span text:style-name="T2">Choose where to save the Newton ROM. Be careful not to erase previously dumped ROM file if you are dumping the ROM of several different Newton models.</text:span></text:p>
        </text:list-item>
        <text:list-item>
          <text:p text:style-name="P17"><text:span text:style-name="T2">Click start.</text:span></text:p>
        </text:list-item>
        <text:list-item>
          <text:p text:style-name="P17"><text:span text:style-name="T2">Wait (a little bit).</text:span></text:p>
        </text:list-item>
      </text:list>
      <text:p text:style-name="Text_20_body">Alternatively, you can use <text:span text:style-name="T5">nc</text:span>(1) command line tool. The little utility <text:span text:style-name="T5">nc</text:span> is part of the Cygwin setup. Look into the category Network under <text:span text:style-name="T5">netcat</text:span>.</text:p>
      <text:p text:style-name="Text_20_body"><text:span text:style-name="T2"/></text:p>
      <text:h text:style-name="P9" text:outline-level="1">4 Einstein on MS-Windows</text:h>
      <text:p text:style-name="Text_20_body">Use the installer to install Einstein in a good location, usually the <text:span text:style-name="T5">Program Files</text:span><text:span text:style-name="T6"> folder. When launched, Einstein will show a settings dialog. Make sure that the ROM and </text:span><text:span text:style-name="T5">Einstein.rex</text:span><text:span text:style-name="T6"> are located in the same directory.</text:span></text:p>
      <text:p text:style-name="Text_20_body">You can run Einstein Platform full screen. To exit Einstein, go to the Extras Drawer, tap the [i] button and then choose Quit Einstein.</text:p>
      <text:p text:style-name="Text_20_body">For other platforms, please refer to the <text:span text:style-name="T5">Einstein User's Manual</text:span> for Mac and others which is available at the Kallisys site and at <text:a xlink:type="simple" xlink:href="http://code.google.com/p/einstein">http://code.google.com/p/einstein</text:a> .</text:p>
      <text:p text:style-name="Text_20_body"/>
      <text:h text:style-name="P9" text:outline-level="1">5 Developer notes</text:h>
      <text:h text:style-name="Heading_20_2" text:outline-level="2">5.1 Compiling and porting Einstein</text:h>
      <text:p text:style-name="Text_20_body">The documentation for obtaining the source code of Einstein, compiling it and porting it is available on</text:p>
      <text:p text:style-name="Text_20_body"><text:span text:style-name="T2">Google Code web page: </text:span><text:a xlink:type="simple" xlink:href="http://code.google.com/p/einstein/"><text:span text:style-name="T3">http://code.google.com/p/einstein/</text:span></text:a><text:span text:style-name="T2">.</text:span></text:p>
      <text:h text:style-name="Heading_20_2" text:outline-level="2">5.2 Relativity Developer Guide</text:h>
      <text:p text:style-name="Text_20_body">Relativity is a new technology embedded into Einstein to allow packages for Einstein to take advantage of host APIs. Relativity can only be used through NewtonScript for the moment. </text:p>
      <text:p text:style-name="Text_20_body">The full documentation for Relativity is available in the main documentation at <text:a xlink:type="simple" xlink:href="http://code.google.com/p/einstein/"><text:span text:style-name="T3">http://code.google.com/p/einstein/</text:span></text:a><text:span text:style-name="T2">.</text:span></text:p>
      <text:p text:style-name="Text_20_body"><text:span text:style-name="T2"/></text:p>
      <text:h text:style-name="P9" text:outline-level="1">6 Known problems</text:h>
      <text:list text:style-name="L8">
        <text:list-item>
          <text:p text:style-name="P18"><text:span text:style-name="T2">Serial ports are not emulated.</text:span></text:p>
        </text:list-item>
        <text:list-item>
          <text:p text:style-name="P18"><text:span text:style-name="T2">PCMCIA cards are not emulated. The sockets aren’t entirely emulated yet.</text:span></text:p>
        </text:list-item>
        <text:list-item>
          <text:p text:style-name="P18"><text:span text:style-name="T2">Sound input isn’t emulated.</text:span></text:p>
        </text:list-item>
        <text:list-item>
          <text:p text:style-name="P18"><text:span text:style-name="T2">An error occurs when trying to install system patches.</text:span></text:p>
        </text:list-item>
        <text:list-item>
          <text:p text:style-name="P18"><text:span text:style-name="T2">Keys are not translated properly except on the Mac (the keyboard is useless).</text:span></text:p>
        </text:list-item>
        <text:list-item>
          <text:p text:style-name="P18"><text:span text:style-name="T2">Rotation doesn’t always work well.</text:span></text:p>
        </text:list-item>
        <text:list-item>
          <text:p text:style-name="P18"><text:span text:style-name="T2">It is awfully slow on ARM PDAs.</text:span></text:p>
        </text:list-item>
      </text:list>
      <text:p text:style-name="Text_20_body">Please report any problem you experienced that is not on this list on the Google Code page <text:a xlink:type="simple" xlink:href="http://code.google.com/p/einstein/"><text:span text:style-name="T3">http://code.google.com/p/einstein/.</text:span></text:a></text:p>
      <text:p text:style-name="Text_20_body"><text:span text:style-name="T2"/></text:p>
      <text:h text:style-name="P9" text:outline-level="1">7 Changes History</text:h>
      <text:h text:style-name="Heading_20_2" text:outline-level="2">9/07/07 Einstein Platform 2007.7</text:h>
      <text:list text:style-name="L9">
        <text:list-item>
          <text:p text:style-name="P19"><text:span text:style-name="T2">New version of the emulator module, which uses less RAM and is PC-agnostic.</text:span></text:p>
        </text:list-item>
        <text:list-item>
          <text:p text:style-name="P19"><text:span text:style-name="T2">Fixed the emulation of several instructions (and wrote regression tests).</text:span></text:p>
        </text:list-item>
        <text:list-item>
          <text:p text:style-name="P19"><text:span text:style-name="T2">Compilation for Nokia OS 2006.</text:span></text:p>
        </text:list-item>
        <text:list-item>
          <text:p text:style-name="P19"><text:span text:style-name="T2">Experimental direct ARM to ARM translation.</text:span></text:p>
        </text:list-item>
        <text:list-item>
          <text:p text:style-name="P19"><text:span text:style-name="T2">Now open source!</text:span></text:p>
        </text:list-item>
        <text:list-item>
          <text:p text:style-name="P19"><text:span text:style-name="T2">Ported to MS-Windows by Matthias</text:span></text:p>
        </text:list-item>
      </text:list>
      <text:h text:style-name="Heading_20_2" text:outline-level="2">5/31/06 Einstein Platform 2006.6</text:h>
      <text:list text:style-name="L10">
        <text:list-item>
          <text:p text:style-name="P20"><text:span text:style-name="T2">Features:</text:span></text:p>
        </text:list-item>
        <text:list-item>
          <text:p text:style-name="P21"><text:span text:style-name="T2">Initial release of Relativity for Einstein.</text:span></text:p>
        </text:list-item>
        <text:list-item>
          <text:p text:style-name="P21"><text:span text:style-name="T2">Accelerated some transfers between Einstein and Host.</text:span></text:p>
        </text:list-item>
        <text:list-item>
          <text:p text:style-name="P21"><text:span text:style-name="T2">Included several keyboard mappings.</text:span></text:p>
        </text:list-item>
        <text:list-item>
          <text:p text:style-name="P21"><text:span text:style-name="T2">Update of PortAudio (from CVS).</text:span></text:p>
        </text:list-item>
        <text:list-item>
          <text:p text:style-name="P21"><text:span text:style-name="T2">Included a new set of icons by Michael Vacík. The toolbar icons reflect the state of Einstein.</text:span></text:p>
        </text:list-item>
        <text:list-item>
          <text:p text:style-name="P21"><text:span text:style-name="T2">Fixed an endianess problem with the Cocoa screen manager on Intel machines.</text:span></text:p>
        </text:list-item>
        <text:list-item>
          <text:p text:style-name="P21"><text:span text:style-name="T2">The state is now shown on the screen (instead of just: screen is off).</text:span></text:p>
        </text:list-item>
        <text:list-item>
          <text:p text:style-name="P21"><text:span text:style-name="T2">Improved the Cocoa preferences panel.</text:span></text:p>
        </text:list-item>
        <text:list-item>
          <text:p text:style-name="P21"><text:span text:style-name="T2">Included AppleScript support to evaluate newton script code and to install packages.</text:span></text:p>
        </text:list-item>
        <text:list-item>
          <text:p text:style-name="P20"><text:span text:style-name="T2">Bug fixes:</text:span></text:p>
        </text:list-item>
        <text:list-item>
          <text:p text:style-name="P21"><text:span text:style-name="T2">Fixed a bad bug in the memory emulation that caused crashes, especially with the JIT page </text:span>cache.</text:p>
        </text:list-item>
        <text:list-item>
          <text:p text:style-name="P21"><text:span text:style-name="T2">Fixed a bug yielding to an abort when the platform was quitted.</text:span></text:p>
        </text:list-item>
        <text:list-item>
          <text:p text:style-name="P21"><text:span text:style-name="T2">Fixed a bug with CoreAudio sound on Intel machine.</text:span></text:p>
        </text:list-item>
        <text:list-item>
          <text:p text:style-name="P21"><text:span text:style-name="T2">PortAudio sound driver now reverts samples an little endian targets.</text:span></text:p>
        </text:list-item>
        <text:list-item>
          <text:p text:style-name="P21"><text:span text:style-name="T2">The tablet region was incorrectly limited to 1023x1023. It’s now set to NewtonOS size </text:span>(2047x2047).</text:p>
        </text:list-item>
      </text:list>
      <text:h text:style-name="Heading_20_2" text:outline-level="2">1/14/06 Einstein Platform Beta</text:h>
      <text:list text:style-name="L11">
        <text:list-item>
          <text:p text:style-name="P22"><text:span text:style-name="T2">Initial release.</text:span></text:p>
        </text:list-item>
      </text:list>
      <text:p text:style-name="Text_20_body"><text:span text:style-name="T2"/></text:p>
      <text:h text:style-name="P9" text:outline-level="1">8 License</text:h>
      <text:p text:style-name="Text_20_body">Einstein Platform is copyright 2003-2007 by Paul Guyot. It is available under the GNU General Public License v2.</text:p>
      <text:p text:style-name="Text_20_body"/>
      <text:p text:style-name="Preformatted_20_Text"><text:s text:c="20"/>GNU GENERAL PUBLIC LICENSE</text:p>
      <text:p text:style-name="Preformatted_20_Text"><text:s text:c="23"/>Version 2, June 1991</text:p>
      <text:p text:style-name="Preformatted_20_Text"/>
      <text:p text:style-name="Preformatted_20_Text"><text:s/>Copyright (C) 1989, 1991 Free Software Foundation, Inc.,</text:p>
      <text:p text:style-name="Preformatted_20_Text"><text:s/>51 Franklin Street, Fifth Floor, Boston, MA 02110-1301 USA</text:p>
      <text:p text:style-name="Preformatted_20_Text"><text:s/>Everyone is permitted to copy and distribute verbatim copies</text:p>
      <text:p text:style-name="Preformatted_20_Text"><text:s/>of this license document, but changing it is not allowed.</text:p>
      <text:p text:style-name="Preformatted_20_Text"/>
      <text:p text:style-name="Preformatted_20_Text"><text:s text:c="28"/>Preamble</text:p>
      <text:p text:style-name="Preformatted_20_Text"/>
      <text:p text:style-name="Preformatted_20_Text"><text:s text:c="2"/>The licenses for most software are designed to take away your</text:p>
      <text:p text:style-name="Preformatted_20_Text">freedom to share and change it. <text:s/>By contrast, the GNU General Public</text:p>
      <text:p text:style-name="Preformatted_20_Text">License is intended to guarantee your freedom to share and change free</text:p>
      <text:p text:style-name="Preformatted_20_Text">software--to make sure the software is free for all its users. <text:s/>This</text:p>
      <text:p text:style-name="Preformatted_20_Text">General Public License applies to most of the Free Software</text:p>
      <text:p text:style-name="Preformatted_20_Text">Foundation's software and to any other program whose authors commit to</text:p>
      <text:p text:style-name="Preformatted_20_Text">using it. <text:s/>(Some other Free Software Foundation software is covered by</text:p>
      <text:p text:style-name="Preformatted_20_Text">the GNU Lesser General Public License instead.) <text:s/>You can apply it to</text:p>
      <text:p text:style-name="Preformatted_20_Text">your programs, too.</text:p>
      <text:p text:style-name="Preformatted_20_Text"/>
      <text:p text:style-name="Preformatted_20_Text"><text:s text:c="2"/>When we speak of free software, we are referring to freedom, not</text:p>
      <text:p text:style-name="Preformatted_20_Text">price. <text:s/>Our General Public Licenses are designed to make sure that you</text:p>
      <text:p text:style-name="Preformatted_20_Text">have the freedom to distribute copies of free software (and charge for</text:p>
      <text:p text:style-name="Preformatted_20_Text">this service if you wish), that you receive source code or can get it</text:p>
      <text:p text:style-name="Preformatted_20_Text">if you want it, that you can change the software or use pieces of it</text:p>
      <text:p text:style-name="Preformatted_20_Text">in new free programs; and that you know you can do these things.</text:p>
      <text:p text:style-name="Preformatted_20_Text"/>
      <text:p text:style-name="Preformatted_20_Text"><text:s text:c="2"/>To protect your rights, we need to make restrictions that forbid</text:p>
      <text:p text:style-name="Preformatted_20_Text">anyone to deny you these rights or to ask you to surrender the rights.</text:p>
      <text:p text:style-name="Preformatted_20_Text">These restrictions translate to certain responsibilities for you if you</text:p>
      <text:p text:style-name="Preformatted_20_Text">distribute copies of the software, or if you modify it.</text:p>
      <text:p text:style-name="Preformatted_20_Text"/>
      <text:p text:style-name="Preformatted_20_Text"><text:s text:c="2"/>For example, if you distribute copies of such a program, whether</text:p>
      <text:p text:style-name="Preformatted_20_Text">gratis or for a fee, you must give the recipients all the rights that</text:p>
      <text:p text:style-name="Preformatted_20_Text">you have. <text:s/>You must make sure that they, too, receive or can get the</text:p>
      <text:p text:style-name="Preformatted_20_Text">source code. <text:s/>And you must show them these terms so they know their</text:p>
      <text:p text:style-name="Preformatted_20_Text">rights.</text:p>
      <text:p text:style-name="Preformatted_20_Text"/>
      <text:p text:style-name="Preformatted_20_Text"><text:s text:c="2"/>We protect your rights with two steps: (1) copyright the software, and</text:p>
      <text:p text:style-name="Preformatted_20_Text">(2) offer you this license which gives you legal permission to copy,</text:p>
      <text:p text:style-name="Preformatted_20_Text">distribute and/or modify the software.</text:p>
      <text:p text:style-name="Preformatted_20_Text"/>
      <text:p text:style-name="Preformatted_20_Text"><text:s text:c="2"/>Also, for each author's protection and ours, we want to make certain</text:p>
      <text:p text:style-name="Preformatted_20_Text">that everyone understands that there is no warranty for this free</text:p>
      <text:p text:style-name="Preformatted_20_Text">software. <text:s/>If the software is modified by someone else and passed on, we</text:p>
      <text:p text:style-name="Preformatted_20_Text">want its recipients to know that what they have is not the original, so</text:p>
      <text:p text:style-name="Preformatted_20_Text">that any problems introduced by others will not reflect on the original</text:p>
      <text:p text:style-name="Preformatted_20_Text">authors' reputations.</text:p>
      <text:p text:style-name="Preformatted_20_Text"/>
      <text:p text:style-name="Preformatted_20_Text"><text:s text:c="2"/>Finally, any free program is threatened constantly by software</text:p>
      <text:p text:style-name="Preformatted_20_Text">patents. <text:s/>We wish to avoid the danger that redistributors of a free</text:p>
      <text:p text:style-name="Preformatted_20_Text">program will individually obtain patent licenses, in effect making the</text:p>
      <text:p text:style-name="Preformatted_20_Text">program proprietary. <text:s/>To prevent this, we have made it clear that any</text:p>
      <text:p text:style-name="Preformatted_20_Text">patent must be licensed for everyone's free use or not licensed at all.</text:p>
      <text:p text:style-name="Preformatted_20_Text"/>
      <text:p text:style-name="Preformatted_20_Text"><text:s text:c="2"/>The precise terms and conditions for copying, distribution and</text:p>
      <text:p text:style-name="Preformatted_20_Text">modification follow.</text:p>
      <text:p text:style-name="Preformatted_20_Text"/>
      <text:p text:style-name="Preformatted_20_Text"><text:s text:c="20"/>GNU GENERAL PUBLIC LICENSE</text:p>
      <text:p text:style-name="Preformatted_20_Text"><text:s text:c="3"/>TERMS AND CONDITIONS FOR COPYING, DISTRIBUTION AND MODIFICATION</text:p>
      <text:p text:style-name="Preformatted_20_Text"/>
      <text:p text:style-name="Preformatted_20_Text"><text:s text:c="2"/>0. This License applies to any program or other work which contains</text:p>
      <text:p text:style-name="Preformatted_20_Text">a notice placed by the copyright holder saying it may be distributed</text:p>
      <text:p text:style-name="Preformatted_20_Text">under the terms of this General Public License. <text:s/>The "Program", below,</text:p>
      <text:p text:style-name="Preformatted_20_Text">refers to any such program or work, and a "work based on the Program"</text:p>
      <text:p text:style-name="Preformatted_20_Text">means either the Program or any derivative work under copyright law:</text:p>
      <text:p text:style-name="Preformatted_20_Text">that is to say, a work containing the Program or a portion of it,</text:p>
      <text:p text:style-name="Preformatted_20_Text">either verbatim or with modifications and/or translated into another</text:p>
      <text:p text:style-name="Preformatted_20_Text">language. <text:s/>(Hereinafter, translation is included without limitation in</text:p>
      <text:p text:style-name="Preformatted_20_Text">the term "modification".) <text:s/>Each licensee is addressed as "you".</text:p>
      <text:p text:style-name="Preformatted_20_Text"/>
      <text:p text:style-name="Preformatted_20_Text">Activities other than copying, distribution and modification are not</text:p>
      <text:p text:style-name="Preformatted_20_Text">covered by this License; they are outside its scope. <text:s/>The act of</text:p>
      <text:p text:style-name="Preformatted_20_Text">running the Program is not restricted, and the output from the Program</text:p>
      <text:p text:style-name="Preformatted_20_Text">is covered only if its contents constitute a work based on the</text:p>
      <text:p text:style-name="Preformatted_20_Text">Program (independent of having been made by running the Program).</text:p>
      <text:p text:style-name="Preformatted_20_Text">Whether that is true depends on what the Program does.</text:p>
      <text:p text:style-name="Preformatted_20_Text"/>
      <text:p text:style-name="Preformatted_20_Text"><text:s text:c="2"/>1. You may copy and distribute verbatim copies of the Program's</text:p>
      <text:p text:style-name="Preformatted_20_Text">source code as you receive it, in any medium, provided that you</text:p>
      <text:p text:style-name="Preformatted_20_Text">conspicuously and appropriately publish on each copy an appropriate</text:p>
      <text:p text:style-name="Preformatted_20_Text">copyright notice and disclaimer of warranty; keep intact all the</text:p>
      <text:p text:style-name="Preformatted_20_Text">notices that refer to this License and to the absence of any warranty;</text:p>
      <text:p text:style-name="Preformatted_20_Text">and give any other recipients of the Program a copy of this License</text:p>
      <text:p text:style-name="Preformatted_20_Text">along with the Program.</text:p>
      <text:p text:style-name="Preformatted_20_Text"/>
      <text:p text:style-name="Preformatted_20_Text">You may charge a fee for the physical act of transferring a copy, and</text:p>
      <text:p text:style-name="Preformatted_20_Text">you may at your option offer warranty protection in exchange for a fee.</text:p>
      <text:p text:style-name="Preformatted_20_Text"/>
      <text:p text:style-name="Preformatted_20_Text"><text:s text:c="2"/>2. You may modify your copy or copies of the Program or any portion</text:p>
      <text:p text:style-name="Preformatted_20_Text">of it, thus forming a work based on the Program, and copy and</text:p>
      <text:p text:style-name="Preformatted_20_Text">distribute such modifications or work under the terms of Section 1</text:p>
      <text:p text:style-name="Preformatted_20_Text">above, provided that you also meet all of these conditions:</text:p>
      <text:p text:style-name="Preformatted_20_Text"/>
      <text:p text:style-name="Preformatted_20_Text"><text:s text:c="4"/>a) You must cause the modified files to carry prominent notices</text:p>
      <text:p text:style-name="Preformatted_20_Text"><text:s text:c="4"/>stating that you changed the files and the date of any change.</text:p>
      <text:p text:style-name="Preformatted_20_Text"/>
      <text:p text:style-name="Preformatted_20_Text"><text:s text:c="4"/>b) You must cause any work that you distribute or publish, that in</text:p>
      <text:p text:style-name="Preformatted_20_Text"><text:s text:c="4"/>whole or in part contains or is derived from the Program or any</text:p>
      <text:p text:style-name="Preformatted_20_Text"><text:s text:c="4"/>part thereof, to be licensed as a whole at no charge to all third</text:p>
      <text:p text:style-name="Preformatted_20_Text"><text:s text:c="4"/>parties under the terms of this License.</text:p>
      <text:p text:style-name="Preformatted_20_Text"/>
      <text:p text:style-name="Preformatted_20_Text"><text:s text:c="4"/>c) If the modified program normally reads commands interactively</text:p>
      <text:p text:style-name="Preformatted_20_Text"><text:s text:c="4"/>when run, you must cause it, when started running for such</text:p>
      <text:p text:style-name="Preformatted_20_Text"><text:s text:c="4"/>interactive use in the most ordinary way, to print or display an</text:p>
      <text:p text:style-name="Preformatted_20_Text"><text:s text:c="4"/>announcement including an appropriate copyright notice and a</text:p>
      <text:p text:style-name="Preformatted_20_Text"><text:s text:c="4"/>notice that there is no warranty (or else, saying that you provide</text:p>
      <text:p text:style-name="Preformatted_20_Text"><text:s text:c="4"/>a warranty) and that users may redistribute the program under</text:p>
      <text:p text:style-name="Preformatted_20_Text"><text:s text:c="4"/>these conditions, and telling the user how to view a copy of this</text:p>
      <text:p text:style-name="Preformatted_20_Text"><text:s text:c="4"/>License. <text:s/>(Exception: if the Program itself is interactive but</text:p>
      <text:p text:style-name="Preformatted_20_Text"><text:s text:c="4"/>does not normally print such an announcement, your work based on</text:p>
      <text:p text:style-name="Preformatted_20_Text"><text:s text:c="4"/>the Program is not required to print an announcement.)</text:p>
      <text:p text:style-name="Preformatted_20_Text"/>
      <text:p text:style-name="Preformatted_20_Text">These requirements apply to the modified work as a whole. <text:s/>If</text:p>
      <text:p text:style-name="Preformatted_20_Text">identifiable sections of that work are not derived from the Program,</text:p>
      <text:p text:style-name="Preformatted_20_Text">and can be reasonably considered independent and separate works in</text:p>
      <text:p text:style-name="Preformatted_20_Text">themselves, then this License, and its terms, do not apply to those</text:p>
      <text:p text:style-name="Preformatted_20_Text">sections when you distribute them as separate works. <text:s/>But when you</text:p>
      <text:p text:style-name="Preformatted_20_Text">distribute the same sections as part of a whole which is a work based</text:p>
      <text:p text:style-name="Preformatted_20_Text">on the Program, the distribution of the whole must be on the terms of</text:p>
      <text:p text:style-name="Preformatted_20_Text">this License, whose permissions for other licensees extend to the</text:p>
      <text:p text:style-name="Preformatted_20_Text">entire whole, and thus to each and every part regardless of who wrote it.</text:p>
      <text:p text:style-name="Preformatted_20_Text"/>
      <text:p text:style-name="Preformatted_20_Text">Thus, it is not the intent of this section to claim rights or contest</text:p>
      <text:p text:style-name="Preformatted_20_Text">your rights to work written entirely by you; rather, the intent is to</text:p>
      <text:p text:style-name="Preformatted_20_Text">exercise the right to control the distribution of derivative or</text:p>
      <text:p text:style-name="Preformatted_20_Text">collective works based on the Program.</text:p>
      <text:p text:style-name="Preformatted_20_Text"/>
      <text:p text:style-name="Preformatted_20_Text">In addition, mere aggregation of another work not based on the Program</text:p>
      <text:p text:style-name="Preformatted_20_Text">with the Program (or with a work based on the Program) on a volume of</text:p>
      <text:p text:style-name="Preformatted_20_Text">a storage or distribution medium does not bring the other work under</text:p>
      <text:p text:style-name="Preformatted_20_Text">the scope of this License.</text:p>
      <text:p text:style-name="Preformatted_20_Text"/>
      <text:p text:style-name="Preformatted_20_Text"><text:s text:c="2"/>3. You may copy and distribute the Program (or a work based on it,</text:p>
      <text:p text:style-name="Preformatted_20_Text">under Section 2) in object code or executable form under the terms of</text:p>
      <text:p text:style-name="Preformatted_20_Text">Sections 1 and 2 above provided that you also do one of the following:</text:p>
      <text:p text:style-name="Preformatted_20_Text"/>
      <text:p text:style-name="Preformatted_20_Text"><text:s text:c="4"/>a) Accompany it with the complete corresponding machine-readable</text:p>
      <text:p text:style-name="Preformatted_20_Text"><text:s text:c="4"/>source code, which must be distributed under the terms of Sections</text:p>
      <text:p text:style-name="Preformatted_20_Text"><text:s text:c="4"/>1 and 2 above on a medium customarily used for software interchange; or,</text:p>
      <text:p text:style-name="Preformatted_20_Text"/>
      <text:p text:style-name="Preformatted_20_Text"><text:s text:c="4"/>b) Accompany it with a written offer, valid for at least three</text:p>
      <text:p text:style-name="Preformatted_20_Text"><text:s text:c="4"/>years, to give any third party, for a charge no more than your</text:p>
      <text:p text:style-name="Preformatted_20_Text"><text:s text:c="4"/>cost of physically performing source distribution, a complete</text:p>
      <text:p text:style-name="Preformatted_20_Text"><text:s text:c="4"/>machine-readable copy of the corresponding source code, to be</text:p>
      <text:p text:style-name="Preformatted_20_Text"><text:s text:c="4"/>distributed under the terms of Sections 1 and 2 above on a medium</text:p>
      <text:p text:style-name="Preformatted_20_Text"><text:s text:c="4"/>customarily used for software interchange; or,</text:p>
      <text:p text:style-name="Preformatted_20_Text"/>
      <text:p text:style-name="Preformatted_20_Text"><text:s text:c="4"/>c) Accompany it with the information you received as to the offer</text:p>
      <text:p text:style-name="Preformatted_20_Text"><text:s text:c="4"/>to distribute corresponding source code. <text:s/>(This alternative is</text:p>
      <text:p text:style-name="Preformatted_20_Text"><text:s text:c="4"/>allowed only for noncommercial distribution and only if you</text:p>
      <text:p text:style-name="Preformatted_20_Text"><text:s text:c="4"/>received the program in object code or executable form with such</text:p>
      <text:p text:style-name="Preformatted_20_Text"><text:s text:c="4"/>an offer, in accord with Subsection b above.)</text:p>
      <text:p text:style-name="Preformatted_20_Text"/>
      <text:p text:style-name="Preformatted_20_Text">The source code for a work means the preferred form of the work for</text:p>
      <text:p text:style-name="Preformatted_20_Text">making modifications to it. <text:s/>For an executable work, complete source</text:p>
      <text:p text:style-name="Preformatted_20_Text">code means all the source code for all modules it contains, plus any</text:p>
      <text:p text:style-name="Preformatted_20_Text">associated interface definition files, plus the scripts used to</text:p>
      <text:p text:style-name="Preformatted_20_Text">control compilation and installation of the executable. <text:s/>However, as a</text:p>
      <text:p text:style-name="Preformatted_20_Text">special exception, the source code distributed need not include</text:p>
      <text:p text:style-name="Preformatted_20_Text">anything that is normally distributed (in either source or binary</text:p>
      <text:p text:style-name="Preformatted_20_Text">form) with the major components (compiler, kernel, and so on) of the</text:p>
      <text:p text:style-name="Preformatted_20_Text">operating system on which the executable runs, unless that component</text:p>
      <text:p text:style-name="Preformatted_20_Text">itself accompanies the executable.</text:p>
      <text:p text:style-name="Preformatted_20_Text"/>
      <text:p text:style-name="Preformatted_20_Text">If distribution of executable or object code is made by offering</text:p>
      <text:p text:style-name="Preformatted_20_Text">access to copy from a designated place, then offering equivalent</text:p>
      <text:p text:style-name="Preformatted_20_Text">access to copy the source code from the same place counts as</text:p>
      <text:p text:style-name="Preformatted_20_Text">distribution of the source code, even though third parties are not</text:p>
      <text:p text:style-name="Preformatted_20_Text">compelled to copy the source along with the object code.</text:p>
      <text:p text:style-name="Preformatted_20_Text"/>
      <text:p text:style-name="Preformatted_20_Text"><text:s text:c="2"/>4. You may not copy, modify, sublicense, or distribute the Program</text:p>
      <text:p text:style-name="Preformatted_20_Text">except as expressly provided under this License. <text:s/>Any attempt</text:p>
      <text:p text:style-name="Preformatted_20_Text">otherwise to copy, modify, sublicense or distribute the Program is</text:p>
      <text:p text:style-name="Preformatted_20_Text">void, and will automatically terminate your rights under this License.</text:p>
      <text:p text:style-name="Preformatted_20_Text">However, parties who have received copies, or rights, from you under</text:p>
      <text:p text:style-name="Preformatted_20_Text">this License will not have their licenses terminated so long as such</text:p>
      <text:p text:style-name="Preformatted_20_Text">parties remain in full compliance.</text:p>
      <text:p text:style-name="Preformatted_20_Text"/>
      <text:p text:style-name="Preformatted_20_Text"><text:s text:c="2"/>5. You are not required to accept this License, since you have not</text:p>
      <text:p text:style-name="Preformatted_20_Text">signed it. <text:s/>However, nothing else grants you permission to modify or</text:p>
      <text:p text:style-name="Preformatted_20_Text">distribute the Program or its derivative works. <text:s/>These actions are</text:p>
      <text:p text:style-name="Preformatted_20_Text">prohibited by law if you do not accept this License. <text:s/>Therefore, by</text:p>
      <text:p text:style-name="Preformatted_20_Text">modifying or distributing the Program (or any work based on the</text:p>
      <text:p text:style-name="Preformatted_20_Text">Program), you indicate your acceptance of this License to do so, and</text:p>
      <text:p text:style-name="Preformatted_20_Text">all its terms and conditions for copying, distributing or modifying</text:p>
      <text:p text:style-name="Preformatted_20_Text">the Program or works based on it.</text:p>
      <text:p text:style-name="Preformatted_20_Text"/>
      <text:p text:style-name="Preformatted_20_Text"><text:s text:c="2"/>6. Each time you redistribute the Program (or any work based on the</text:p>
      <text:p text:style-name="Preformatted_20_Text">Program), the recipient automatically receives a license from the</text:p>
      <text:p text:style-name="Preformatted_20_Text">original licensor to copy, distribute or modify the Program subject to</text:p>
      <text:p text:style-name="Preformatted_20_Text">these terms and conditions. <text:s/>You may not impose any further</text:p>
      <text:p text:style-name="Preformatted_20_Text">restrictions on the recipients' exercise of the rights granted herein.</text:p>
      <text:p text:style-name="Preformatted_20_Text">You are not responsible for enforcing compliance by third parties to</text:p>
      <text:p text:style-name="Preformatted_20_Text">this License.</text:p>
      <text:p text:style-name="Preformatted_20_Text"/>
      <text:p text:style-name="Preformatted_20_Text"><text:s text:c="2"/>7. If, as a consequence of a court judgment or allegation of patent</text:p>
      <text:p text:style-name="Preformatted_20_Text">infringement or for any other reason (not limited to patent issues),</text:p>
      <text:p text:style-name="Preformatted_20_Text">conditions are imposed on you (whether by court order, agreement or</text:p>
      <text:p text:style-name="Preformatted_20_Text">otherwise) that contradict the conditions of this License, they do not</text:p>
      <text:p text:style-name="Preformatted_20_Text">excuse you from the conditions of this License. <text:s/>If you cannot</text:p>
      <text:p text:style-name="Preformatted_20_Text">distribute so as to satisfy simultaneously your obligations under this</text:p>
      <text:p text:style-name="Preformatted_20_Text">License and any other pertinent obligations, then as a consequence you</text:p>
      <text:p text:style-name="Preformatted_20_Text">may not distribute the Program at all. <text:s/>For example, if a patent</text:p>
      <text:p text:style-name="Preformatted_20_Text">license would not permit royalty-free redistribution of the Program by</text:p>
      <text:p text:style-name="Preformatted_20_Text">all those who receive copies directly or indirectly through you, then</text:p>
      <text:p text:style-name="Preformatted_20_Text">the only way you could satisfy both it and this License would be to</text:p>
      <text:p text:style-name="Preformatted_20_Text">refrain entirely from distribution of the Program.</text:p>
      <text:p text:style-name="Preformatted_20_Text"/>
      <text:p text:style-name="Preformatted_20_Text">If any portion of this section is held invalid or unenforceable under</text:p>
      <text:p text:style-name="Preformatted_20_Text">any particular circumstance, the balance of the section is intended to</text:p>
      <text:p text:style-name="Preformatted_20_Text">apply and the section as a whole is intended to apply in other</text:p>
      <text:p text:style-name="Preformatted_20_Text">circumstances.</text:p>
      <text:p text:style-name="Preformatted_20_Text"/>
      <text:p text:style-name="Preformatted_20_Text">It is not the purpose of this section to induce you to infringe any</text:p>
      <text:p text:style-name="Preformatted_20_Text">patents or other property right claims or to contest validity of any</text:p>
      <text:p text:style-name="Preformatted_20_Text">such claims; this section has the sole purpose of protecting the</text:p>
      <text:p text:style-name="Preformatted_20_Text">integrity of the free software distribution system, which is</text:p>
      <text:p text:style-name="Preformatted_20_Text">implemented by public license practices. <text:s/>Many people have made</text:p>
      <text:p text:style-name="Preformatted_20_Text">generous contributions to the wide range of software distributed</text:p>
      <text:p text:style-name="Preformatted_20_Text">through that system in reliance on consistent application of that</text:p>
      <text:p text:style-name="Preformatted_20_Text">system; it is up to the author/donor to decide if he or she is willing</text:p>
      <text:p text:style-name="Preformatted_20_Text">to distribute software through any other system and a licensee cannot</text:p>
      <text:p text:style-name="Preformatted_20_Text">impose that choice.</text:p>
      <text:p text:style-name="Preformatted_20_Text"/>
      <text:p text:style-name="Preformatted_20_Text">This section is intended to make thoroughly clear what is believed to</text:p>
      <text:p text:style-name="Preformatted_20_Text">be a consequence of the rest of this License.</text:p>
      <text:p text:style-name="Preformatted_20_Text"/>
      <text:p text:style-name="Preformatted_20_Text"><text:s text:c="2"/>8. If the distribution and/or use of the Program is restricted in</text:p>
      <text:p text:style-name="Preformatted_20_Text">certain countries either by patents or by copyrighted interfaces, the</text:p>
      <text:p text:style-name="Preformatted_20_Text">original copyright holder who places the Program under this License</text:p>
      <text:p text:style-name="Preformatted_20_Text">may add an explicit geographical distribution limitation excluding</text:p>
      <text:p text:style-name="Preformatted_20_Text">those countries, so that distribution is permitted only in or among</text:p>
      <text:p text:style-name="Preformatted_20_Text">countries not thus excluded. <text:s/>In such case, this License incorporates</text:p>
      <text:p text:style-name="Preformatted_20_Text">the limitation as if written in the body of this License.</text:p>
      <text:p text:style-name="Preformatted_20_Text"/>
      <text:p text:style-name="Preformatted_20_Text"><text:s text:c="2"/>9. The Free Software Foundation may publish revised and/or new versions</text:p>
      <text:p text:style-name="Preformatted_20_Text">of the General Public License from time to time. <text:s/>Such new versions will</text:p>
      <text:p text:style-name="Preformatted_20_Text">be similar in spirit to the present version, but may differ in detail to</text:p>
      <text:p text:style-name="Preformatted_20_Text">address new problems or concerns.</text:p>
      <text:p text:style-name="Preformatted_20_Text"/>
      <text:p text:style-name="Preformatted_20_Text">Each version is given a distinguishing version number. <text:s/>If the Program</text:p>
      <text:p text:style-name="Preformatted_20_Text">specifies a version number of this License which applies to it and "any</text:p>
      <text:p text:style-name="Preformatted_20_Text">later version", you have the option of following the terms and conditions</text:p>
      <text:p text:style-name="Preformatted_20_Text">either of that version or of any later version published by the Free</text:p>
      <text:p text:style-name="Preformatted_20_Text">Software Foundation. <text:s/>If the Program does not specify a version number of</text:p>
      <text:p text:style-name="Preformatted_20_Text">this License, you may choose any version ever published by the Free Software</text:p>
      <text:p text:style-name="Preformatted_20_Text">Foundation.</text:p>
      <text:p text:style-name="Preformatted_20_Text"/>
      <text:p text:style-name="Preformatted_20_Text"><text:s text:c="2"/>10. If you wish to incorporate parts of the Program into other free</text:p>
      <text:p text:style-name="Preformatted_20_Text">programs whose distribution conditions are different, write to the author</text:p>
      <text:p text:style-name="Preformatted_20_Text">to ask for permission. <text:s/>For software which is copyrighted by the Free</text:p>
      <text:p text:style-name="Preformatted_20_Text">Software Foundation, write to the Free Software Foundation; we sometimes</text:p>
      <text:p text:style-name="Preformatted_20_Text">make exceptions for this. <text:s/>Our decision will be guided by the two goals</text:p>
      <text:p text:style-name="Preformatted_20_Text">of preserving the free status of all derivatives of our free software and</text:p>
      <text:p text:style-name="Preformatted_20_Text">of promoting the sharing and reuse of software generally.</text:p>
      <text:p text:style-name="Preformatted_20_Text"/>
      <text:p text:style-name="Preformatted_20_Text"><text:s text:c="28"/>NO WARRANTY</text:p>
      <text:p text:style-name="Preformatted_20_Text"/>
      <text:p text:style-name="Preformatted_20_Text"><text:s text:c="2"/>11. BECAUSE THE PROGRAM IS LICENSED FREE OF CHARGE, THERE IS NO WARRANTY</text:p>
      <text:p text:style-name="Preformatted_20_Text">FOR THE PROGRAM, TO THE EXTENT PERMITTED BY APPLICABLE LAW. <text:s/>EXCEPT WHEN</text:p>
      <text:p text:style-name="Preformatted_20_Text">OTHERWISE STATED IN WRITING THE COPYRIGHT HOLDERS AND/OR OTHER PARTIES</text:p>
      <text:p text:style-name="Preformatted_20_Text">PROVIDE THE PROGRAM "AS IS" WITHOUT WARRANTY OF ANY KIND, EITHER EXPRESSED</text:p>
      <text:p text:style-name="Preformatted_20_Text">OR IMPLIED, INCLUDING, BUT NOT LIMITED TO, THE IMPLIED WARRANTIES OF</text:p>
      <text:p text:style-name="Preformatted_20_Text">MERCHANTABILITY AND FITNESS FOR A PARTICULAR PURPOSE. <text:s/>THE ENTIRE RISK AS</text:p>
      <text:p text:style-name="Preformatted_20_Text">TO THE QUALITY AND PERFORMANCE OF THE PROGRAM IS WITH YOU. <text:s/>SHOULD THE</text:p>
      <text:p text:style-name="Preformatted_20_Text">PROGRAM PROVE DEFECTIVE, YOU ASSUME THE COST OF ALL NECESSARY SERVICING,</text:p>
      <text:p text:style-name="Preformatted_20_Text">REPAIR OR CORRECTION.</text:p>
      <text:p text:style-name="Preformatted_20_Text"/>
      <text:p text:style-name="Preformatted_20_Text"><text:s text:c="2"/>12. IN NO EVENT UNLESS REQUIRED BY APPLICABLE LAW OR AGREED TO IN WRITING</text:p>
      <text:p text:style-name="Preformatted_20_Text">WILL ANY COPYRIGHT HOLDER, OR ANY OTHER PARTY WHO MAY MODIFY AND/OR</text:p>
      <text:p text:style-name="Preformatted_20_Text">REDISTRIBUTE THE PROGRAM AS PERMITTED ABOVE, BE LIABLE TO YOU FOR DAMAGES,</text:p>
      <text:p text:style-name="Preformatted_20_Text">INCLUDING ANY GENERAL, SPECIAL, INCIDENTAL OR CONSEQUENTIAL DAMAGES ARISING</text:p>
      <text:p text:style-name="Preformatted_20_Text">OUT OF THE USE OR INABILITY TO USE THE PROGRAM (INCLUDING BUT NOT LIMITED</text:p>
      <text:p text:style-name="Preformatted_20_Text">TO LOSS OF DATA OR DATA BEING RENDERED INACCURATE OR LOSSES SUSTAINED BY</text:p>
      <text:p text:style-name="Preformatted_20_Text">YOU OR THIRD PARTIES OR A FAILURE OF THE PROGRAM TO OPERATE WITH ANY OTHER</text:p>
      <text:p text:style-name="Preformatted_20_Text">PROGRAMS), EVEN IF SUCH HOLDER OR OTHER PARTY HAS BEEN ADVISED OF THE</text:p>
      <text:p text:style-name="Preformatted_20_Text">POSSIBILITY OF SUCH DAMAGES.</text:p>
      <text:p text:style-name="Preformatted_20_Text"/>
      <text:p text:style-name="Preformatted_20_Text"><text:s text:c="21"/>END OF TERMS AND CONDITIONS</text:p>
      <text:p text:style-name="Preformatted_20_Text"/>
      <text:p text:style-name="Preformatted_20_Text"><text:s text:c="12"/>How to Apply These Terms to Your New Programs</text:p>
      <text:p text:style-name="Preformatted_20_Text"/>
      <text:p text:style-name="Preformatted_20_Text"><text:s text:c="2"/>If you develop a new program, and you want it to be of the greatest</text:p>
      <text:p text:style-name="Preformatted_20_Text">possible use to the public, the best way to achieve this is to make it</text:p>
      <text:p text:style-name="Preformatted_20_Text">free software which everyone can redistribute and change under these terms.</text:p>
      <text:p text:style-name="Preformatted_20_Text"/>
      <text:p text:style-name="Preformatted_20_Text"><text:s text:c="2"/>To do so, attach the following notices to the program. <text:s/>It is safest</text:p>
      <text:p text:style-name="Preformatted_20_Text">to attach them to the start of each source file to most effectively</text:p>
      <text:p text:style-name="Preformatted_20_Text">convey the exclusion of warranty; and each file should have at least</text:p>
      <text:p text:style-name="Preformatted_20_Text">the "copyright" line and a pointer to where the full notice is found.</text:p>
      <text:p text:style-name="Preformatted_20_Text"/>
      <text:p text:style-name="Preformatted_20_Text"><text:s text:c="4"/>&lt;one line to give the program's name and a brief idea of what it does.&gt;</text:p>
      <text:p text:style-name="Preformatted_20_Text"><text:s text:c="4"/>Copyright (C) &lt;year&gt; <text:s/>&lt;name of author&gt;</text:p>
      <text:p text:style-name="Preformatted_20_Text"/>
      <text:p text:style-name="Preformatted_20_Text"><text:s text:c="4"/>This program is free software; you can redistribute it and/or modify</text:p>
      <text:p text:style-name="Preformatted_20_Text"><text:s text:c="4"/>it under the terms of the GNU General Public License as published by</text:p>
      <text:p text:style-name="Preformatted_20_Text"><text:s text:c="4"/>the Free Software Foundation; either version 2 of the License, or</text:p>
      <text:p text:style-name="Preformatted_20_Text"><text:s text:c="4"/>(at your option) any later version.</text:p>
      <text:p text:style-name="Preformatted_20_Text"/>
      <text:p text:style-name="Preformatted_20_Text"><text:s text:c="4"/>This program is distributed in the hope that it will be useful,</text:p>
      <text:p text:style-name="Preformatted_20_Text"><text:s text:c="4"/>but WITHOUT ANY WARRANTY; without even the implied warranty of</text:p>
      <text:p text:style-name="Preformatted_20_Text"><text:s text:c="4"/>MERCHANTABILITY or FITNESS FOR A PARTICULAR PURPOSE. <text:s/>See the</text:p>
      <text:p text:style-name="Preformatted_20_Text"><text:s text:c="4"/>GNU General Public License for more details.</text:p>
      <text:p text:style-name="Preformatted_20_Text"/>
      <text:p text:style-name="Preformatted_20_Text"><text:s text:c="4"/>You should have received a copy of the GNU General Public License along</text:p>
      <text:p text:style-name="Preformatted_20_Text"><text:s text:c="4"/>with this program; if not, write to the Free Software Foundation, Inc.,</text:p>
      <text:p text:style-name="Preformatted_20_Text"><text:s text:c="4"/>51 Franklin Street, Fifth Floor, Boston, MA 02110-1301 USA.</text:p>
      <text:p text:style-name="Preformatted_20_Text"/>
      <text:p text:style-name="Preformatted_20_Text">Also add information on how to contact you by electronic and paper mail.</text:p>
      <text:p text:style-name="Preformatted_20_Text"/>
      <text:p text:style-name="Preformatted_20_Text">If the program is interactive, make it output a short notice like this</text:p>
      <text:p text:style-name="Preformatted_20_Text">when it starts in an interactive mode:</text:p>
      <text:p text:style-name="Preformatted_20_Text"/>
      <text:p text:style-name="Preformatted_20_Text"><text:s text:c="4"/>Gnomovision version 69, Copyright (C) year name of author</text:p>
      <text:p text:style-name="Preformatted_20_Text"><text:s text:c="4"/>Gnomovision comes with ABSOLUTELY NO WARRANTY; for details type `show w'.</text:p>
      <text:p text:style-name="Preformatted_20_Text"><text:s text:c="4"/>This is free software, and you are welcome to redistribute it</text:p>
      <text:p text:style-name="Preformatted_20_Text"><text:s text:c="4"/>under certain conditions; type `show c' for details.</text:p>
      <text:p text:style-name="Preformatted_20_Text"/>
      <text:p text:style-name="Preformatted_20_Text">The hypothetical commands `show w' and `show c' should show the appropriate</text:p>
      <text:p text:style-name="Preformatted_20_Text">parts of the General Public License. <text:s/>Of course, the commands you use may</text:p>
      <text:p text:style-name="Preformatted_20_Text">be called something other than `show w' and `show c'; they could even be</text:p>
      <text:p text:style-name="Preformatted_20_Text">mouse-clicks or menu items--whatever suits your program.</text:p>
      <text:p text:style-name="Preformatted_20_Text"/>
      <text:p text:style-name="Preformatted_20_Text">You should also get your employer (if you work as a programmer) or your</text:p>
      <text:p text:style-name="Preformatted_20_Text">school, if any, to sign a "copyright disclaimer" for the program, if</text:p>
      <text:p text:style-name="Preformatted_20_Text">necessary. <text:s/>Here is a sample; alter the names:</text:p>
      <text:p text:style-name="Preformatted_20_Text"/>
      <text:p text:style-name="Preformatted_20_Text"><text:s text:c="2"/>Yoyodyne, Inc., hereby disclaims all copyright interest in the program</text:p>
      <text:p text:style-name="Preformatted_20_Text"><text:s text:c="2"/>`Gnomovision' (which makes passes at compilers) written by James Hacker.</text:p>
      <text:p text:style-name="Preformatted_20_Text"/>
      <text:p text:style-name="Preformatted_20_Text"><text:s text:c="2"/>&lt;signature of Ty Coon&gt;, 1 April 1989</text:p>
      <text:p text:style-name="Preformatted_20_Text"><text:s text:c="2"/>Ty Coon, President of Vice</text:p>
      <text:p text:style-name="Preformatted_20_Text"/>
      <text:p text:style-name="Preformatted_20_Text">This General Public License does not permit incorporating your program into</text:p>
      <text:p text:style-name="Preformatted_20_Text">proprietary programs. <text:s/>If your program is a subroutine library, you may</text:p>
      <text:p text:style-name="Preformatted_20_Text">consider it more useful to permit linking proprietary applications with the</text:p>
      <text:p text:style-name="Preformatted_20_Text">library. <text:s/>If this is what you want to do, use the GNU Lesser General</text:p>
      <text:p text:style-name="P23">Public License instead of this License.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NimbusMonL-Regu" svg:font-family="NimbusMonL-Regu"/>
    <style:font-face style:name="Tahoma1" svg:font-family="Tahoma"/>
    <style:font-face style:name="URWPalladioL-Bold" svg:font-family="URWPalladioL-Bold"/>
    <style:font-face style:name="URWPalladioL-Roma" svg:font-family="URWPalladioL-Roma"/>
    <style:font-face style:name="URWPalladioL-Roma-Slant_167" svg:font-family="URWPalladioL-Roma-Slant_167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Standard">
      <style:paragraph-properties fo:text-align="end" style:justify-single-word="false" style:text-autospace="none"/>
      <style:text-properties style:font-name="URWPalladioL-Roma" fo:font-size="10pt" fo:font-style="italic" style:font-name-asian="URWPalladioL-Roma" style:font-size-asian="10pt" style:font-style-asian="italic" style:font-name-complex="URWPalladioL-Roma" style:font-size-complex="10pt" style:font-style-complex="italic"/>
    </style:style>
    <style:style style:name="T1" style:family="text">
      <style:text-properties style:font-name="URWPalladioL-Roma-Slant_167" fo:font-size="11pt" style:font-name-asian="URWPalladioL-Roma-Slant_167" style:font-size-asian="11pt" style:font-name-complex="URWPalladioL-Roma-Slant_167" style:font-size-complex="11pt"/>
    </style:style>
    <style:style style:name="T2" style:family="text">
      <style:text-properties fo:font-size="11pt" style:font-size-asian="11pt" style:font-size-complex="11pt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<text:span text:style-name="T1">Einstein Platform User’s Manual </text:span><text:span text:style-name="T2">3 MS-Windows, page </text:span><text:span text:style-name="T2"><text:page-number text:select-page="current">1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Matthias Melcher</meta:initial-creator>
    <meta:creation-date>2007-08-18T16:57:30</meta:creation-date>
    <dc:creator>Matthias Melcher</dc:creator>
    <dc:date>2007-08-18T17:40:18</dc:date>
    <dc:language>en-US</dc:language>
    <meta:editing-cycles>3</meta:editing-cycles>
    <meta:editing-duration>PT42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7" meta:paragraph-count="405" meta:word-count="4158" meta:character-count="24668"/>
  </office:meta>
</office:document-meta>
</file>